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rsid="0019e3f3" officeooo:paragraph-rsid="0019e3f3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0e29d4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00bfd"/>
    </style:style>
    <style:style style:name="T8" style:family="text">
      <style:text-properties officeooo:rsid="0011d431"/>
    </style:style>
    <style:style style:name="T9" style:family="text">
      <style:text-properties officeooo:rsid="00136143"/>
    </style:style>
    <style:style style:name="T10" style:family="text">
      <style:text-properties officeooo:rsid="00149342"/>
    </style:style>
    <style:style style:name="T11" style:family="text">
      <style:text-properties officeooo:rsid="001569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-- TP 3 -- Séance 4</text:span><text:span text:style-name="T2"><text:line-break/></text:span></text:p>
      <text:p text:style-name="P1"><text:span text:style-name="T2">acteur(</text:span><text:span text:style-name="T3">id</text:span><text:span text:style-name="T4">A</text:span><text:span text:style-name="T2">, nom, prenom, nationalite)</text:span></text:p>
      <text:p text:style-name="P1"><text:span text:style-name="T2">film(idF, titre, annee, pays, nbSpectateurs, </text:span><text:span text:style-name="T5">idRealisateur</text:span><text:span text:style-name="T2">, </text:span><text:span text:style-name="T5">idGenre</text:span><text:span text:style-name="T2">)</text:span></text:p>
      <text:p text:style-name="P1"><text:span text:style-name="T2">jouer(</text:span><text:span text:style-name="T3">idActeur, idFilm</text:span><text:span text:style-name="T2">, salaire)</text:span></text:p>
      <text:p text:style-name="P1"><text:span text:style-name="T2">realisateur(</text:span><text:span text:style-name="T3">idR</text:span><text:span text:style-name="T2">, nom prénom, nationalite)</text:span></text:p>
      <text:p text:style-name="P1"><text:span text:style-name="T2">genre(</text:span><text:span text:style-name="T3">idG</text:span><text:span text:style-name="T2">, description)</text:span></text:p>
      <text:p text:style-name="P4"/>
      <text:p text:style-name="P4"><text:span text:style-name="T6">1. Titre des films dont la fréquentation dépasse la moyenne.</text:span></text:p>
      <text:p text:style-name="P1">SELECT titre FROM film WHERE nbSpectateurs &gt; (SELECT AVG(nbSpectateurs) FROM film);</text:p>
      <text:p text:style-name="P1"/>
      <text:p text:style-name="P1"><text:span text:style-name="T6">2. Nom et prénom des réalisateurs dont au moins un film dépasse la fréquentation moyenne.</text:span></text:p>
      <text:p text:style-name="P1">SELECT nom, prenom FROM film, realisateur WHERE id<text:span text:style-name="T7">R</text:span> = id<text:span text:style-name="T7">Realisateur</text:span> AND nbSpectateurs &gt; (SELECT AVG(nbSpectateurs) FROM film);</text:p>
      <text:p text:style-name="P1"/>
      <text:p text:style-name="P1"><text:span text:style-name="T6">3. Nom et prénom des acteurs participant au film ayant eu le plus de succès.</text:span></text:p>
      <text:p text:style-name="P1">SELECT nom, prenom FROM acteur, jouer, film WHERE idA = idActeur AND idF = idFilm AND nbSpectateurs = (SELECT <text:span text:style-name="T8">MAX</text:span>(nbSpectateurs) FROM film);</text:p>
      <text:p text:style-name="P1"/>
      <text:p text:style-name="P1"><text:span text:style-name="T6">4. Nom et prénom des acteurs n’ayant joué dans aucun film.</text:span></text:p>
      <text:p text:style-name="P1">SELECT nom, prenom FROM acteur WHERE idA NOT IN (SELECT idActeur FROM jouer);</text:p>
      <text:p text:style-name="P1"/>
      <text:p text:style-name="P1"><text:span text:style-name="T6">5. Description des genres jamais utilisés.</text:span></text:p>
      <text:p text:style-name="P1">SELECT DISTINCT description FROM genre WHERE description NOT IN (SELECT description FROM genre, film WHERE idG = idGenre);</text:p>
      <text:p text:style-name="P1"/>
      <text:p text:style-name="P1"><text:span text:style-name="T6">6. Nom et prénom des réalisateurs qui n’ont rien tourné depuis 2002.</text:span></text:p>
      <text:p text:style-name="P1">SELECT nom, prenom FROM realisateur WHERE idR NOT IN (SELECT idRealisateur FROM film WHERE annee &gt; 2002);</text:p>
      <text:p text:style-name="P1"/>
      <text:p text:style-name="P1"><text:span text:style-name="T6">7. Description des genres dont la fréquentation est toujours supérieure à 50000.</text:span></text:p>
      <text:p text:style-name="P1">SELECT DISTINCT description FROM genre, film WHERE idG = idGenre AND nbSpectateurs &gt; 50000;</text:p>
      <text:p text:style-name="P1"/>
      <text:p text:style-name="P1"><text:span text:style-name="T6">8. Description des genres dont la fréquentation est toujours supérieure à 50000 et dont les réalisateurs sont tous américains.</text:span></text:p>
      <text:p text:style-name="P1">SELECT description FROM genre, film, realisateur WHERE idG = idGenre AND idR = idRealisateur AND nbSpectateurs &gt; 50000 AND <text:span text:style-name="T11">(</text:span>nationalite = ‘am<text:span text:style-name="T10">e</text:span>ricain<text:span text:style-name="T9">e’)</text:span>;</text:p>
      <text:p text:style-name="P1"/>
      <text:p text:style-name="P2">SELECT description FROM genre, film WHERE idG = idGenre AND nbSpectateurs &gt; 50000 AND idRealisateur IN (SELECT idR FROM realisateur WHERE nationalite = ‘americaine’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09:25:00.975939210</dc:date>
    <meta:editing-duration>PT46M10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284" meta:character-count="1882" meta:non-whitespace-character-count="1620"/>
  </office:meta>
</office:document-meta>
</file>